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.insert( Object arg0 ,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ool.getKeys( String prefix , String baseName , Object lo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Key.locale( Object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ool.get( Object k , String [ ] bundles , Object 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urceTool.ge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.bundle( String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Tool.get( Object 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.get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urceTool.toLocale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urceTool.getBundle( String baseName , Object l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Tool.render( Object resource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Tool.bundle( String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ool.ge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ool.setDefaultBundle( String 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Tool.setDeprecationSupportMode( boolean dep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ool.insert( List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ool.getKeys( String prefix , String [ ] bundles , Object lo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Key.getRa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Tool.locale( Object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ool.setDefaultLocale(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Tool.get( Object key , String baseName , Object l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Key.insert( List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.insert( Object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Key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Key.insert(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ool.insert(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ool.configure( ValueParser par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Tool.getDefault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ool.getDefaul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ool.insert( Object arg0 ,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.get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.ge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ool.insert(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.Key( String key , String [ ] bundles , Object locale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ey.get( Object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